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1b1d" officeooo:paragraph-rsid="001d26c4"/>
    </style:style>
    <style:style style:name="P2" style:family="paragraph" style:parent-style-name="Standard">
      <style:paragraph-properties fo:text-align="center" style:justify-single-word="false"/>
      <style:text-properties fo:color="#0606fb" fo:font-size="20pt" fo:font-weight="bold" officeooo:rsid="0029cd91" officeooo:paragraph-rsid="001d26c4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2427e5" officeooo:paragraph-rsid="001d26c4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weight="normal" officeooo:rsid="001d26c4" officeooo:paragraph-rsid="001d26c4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8pt" officeooo:rsid="001d26c4" officeooo:paragraph-rsid="001d26c4" style:font-size-asian="8pt" style:font-size-complex="8pt"/>
    </style:style>
    <style:style style:name="P6" style:family="paragraph" style:parent-style-name="Standard" style:list-style-name="L1"/>
    <style:style style:name="T1" style:family="text">
      <style:text-properties officeooo:rsid="00223ef9"/>
    </style:style>
    <style:style style:name="T2" style:family="text">
      <style:text-properties officeooo:rsid="0029cd91"/>
    </style:style>
    <style:style style:name="T3" style:family="text">
      <style:text-properties officeooo:rsid="00131a1e"/>
    </style:style>
    <style:style style:name="T4" style:family="text">
      <style:text-properties officeooo:rsid="002427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 of contents</text:p>
      <text:p text:style-name="Standard"/>
      <text:list xml:id="list1548910891" text:style-name="L1">
        <text:list-item>
          <text:p text:style-name="P6"><text:span text:style-name="T1">1 - </text:span>CLI Commands (Ubuntu Terminal Commands) – <text:span text:style-name="T2">Prerequisite for learning Hadoop</text:span></text:p>
        </text:list-item>
        <text:list-item>
          <text:p text:style-name="P6">2 - GITHUB </text:p>
        </text:list-item>
        <text:list-item>
          <text:p text:style-name="P6"><text:span text:style-name="T1">2 - </text:span>J<text:span text:style-name="T1">AVA</text:span></text:p>
        </text:list-item>
        <text:list-item>
          <text:p text:style-name="P6"><text:span text:style-name="T1">3 - </text:span>H<text:span text:style-name="T1">ADOOP</text:span> <text:span text:style-name="T3">(Installation / Example)</text:span></text:p>
        </text:list-item>
        <text:list-item>
          <text:p text:style-name="P6">4 - VIRTUAL BOX</text:p>
        </text:list-item>
        <text:list-item>
          <text:p text:style-name="P6">5 - PYTHON, SCALA, SBT, INTELLIJ </text:p>
        </text:list-item>
        <text:list-item>
          <text:p text:style-name="P6"><text:span text:style-name="T1">4 - </text:span>HIVE <text:span text:style-name="T3">(Installation / Example)</text:span></text:p>
        </text:list-item>
        <text:list-item>
          <text:p text:style-name="P6"><text:span text:style-name="T1">5 - </text:span>F<text:span text:style-name="T1">LUME</text:span> <text:span text:style-name="T3">(Installation / Example)</text:span></text:p>
        </text:list-item>
        <text:list-item>
          <text:p text:style-name="P6">6 - KAFKA</text:p>
        </text:list-item>
        <text:list-item>
          <text:p text:style-name="P6"><text:span text:style-name="T4">7</text:span> - AIRFLOW</text:p>
        </text:list-item>
        <text:list-item>
          <text:p text:style-name="P6"><text:span text:style-name="T4">8 - </text:span>S<text:span text:style-name="T1">QOOP</text:span> (MySQL) <text:span text:style-name="T3">(Installation / Example)</text:span> <text:s/></text:p>
        </text:list-item>
        <text:list-item>
          <text:p text:style-name="P6"><text:span text:style-name="T4">9 -</text:span> P<text:span text:style-name="T1">IG</text:span> <text:span text:style-name="T3">(Installation / Example)</text:span></text:p>
        </text:list-item>
        <text:list-item>
          <text:p text:style-name="P6"><text:span text:style-name="T4">10 - </text:span>H<text:span text:style-name="T1">BASE</text:span> <text:span text:style-name="T3">(Installation / Example)</text:span></text:p>
        </text:list-item>
        <text:list-item>
          <text:p text:style-name="P6"><text:span text:style-name="T1">11 - </text:span>S<text:span text:style-name="T1">PARK</text:span></text:p>
        </text:list-item>
        <text:list-item>
          <text:p text:style-name="P6"><text:span text:style-name="T1">12 – </text:span>C<text:span text:style-name="T1">ASSANDRA</text:span></text:p>
        </text:list-item>
        <text:list-item>
          <text:p text:style-name="P6">(MONGODB, TEZ, ZOOKEEPER, MESOS, NIFI, PIPELINE, SPARKSTREAMING, HDFS, YARN, MAPREDUCE, DBMS, SQL, GIT, BASH SCRIPTING, PYTHON, SCALA, DOCKER)</text:p>
        </text:list-item>
        <text:list-item>
          <text:p text:style-name="P6">(HUE, CLOUDERA MANAGER, AMBARI, NOSQL, )</text:p>
        </text:list-item>
      </text:list>
      <text:p text:style-name="P3"/>
      <text:p text:style-name="P5">* <text:s/>This table of contents is based on my current understanding of Hadoop Ecosystem. <text:s/>I will continue to add/remove/update this document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427e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606fb" fo:font-size="20pt" fo:font-weight="bold" officeooo:rsid="0029cd91" officeooo:paragraph-rsid="001d26c4" style:font-size-asian="20pt" style:font-weight-asian="bold" style:font-size-complex="2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736in" fo:margin-right="0.786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doop Environ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0:01:35.484947644</meta:creation-date>
    <dc:date>2019-11-29T20:13:00.119943383</dc:date>
    <meta:editing-duration>PT1M14S</meta:editing-duration>
    <meta:editing-cycles>1</meta:editing-cycles>
    <meta:document-statistic meta:table-count="0" meta:image-count="0" meta:object-count="0" meta:page-count="1" meta:paragraph-count="20" meta:word-count="142" meta:character-count="776" meta:non-whitespace-character-count="663"/>
    <meta:generator>LibreOffice/6.0.7.3$Linux_X86_64 LibreOffice_project/00m0$Build-3</meta:generator>
  </office:meta>
</office:document-meta>
</file>